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Heading_20_1">
      <style:text-properties officeooo:paragraph-rsid="001be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2"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Heading_20_1" text:outline-level="1"><text:soft-page-break/>20220817</text:h>
      <text:p text:style-name="Standard">To do:</text:p>
      <text:p text:style-name="Standard">Organise notes.</text:p>
      <text:p text:style-name="Standard">Tidy code and package code.</text:p>
      <text:p text:style-name="Standard">Try 2-char/1-char compression of genome (excluding numbers and accounting for row.)</text:p>
      <text:p text:style-name="Standard">See if splitting string into list of ints and maybe substrings helps (Compression of 4x expected? 8-bit char to 4-bit digit?)</text:p>
      <text:p text:style-name="Standard">Regular dumping of strain geno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2-08-17T09:02:47.102000000</dc:date>
    <meta:editing-duration>PT3M44S</meta:editing-duration>
    <meta:editing-cycles>1</meta:editing-cycles>
    <meta:document-statistic meta:table-count="0" meta:image-count="0" meta:object-count="0" meta:page-count="6" meta:paragraph-count="182" meta:word-count="1904" meta:character-count="11754" meta:non-whitespace-character-count="9748"/>
    <meta:generator>LibreOffice/6.1.6.3$Windows_X86_64 LibreOffice_project/5896ab1714085361c45cf540f76f60673dd96a72</meta:generator>
  </office:meta>
</office:document-meta>
</file>